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777e"/>
    </style:style>
    <style:style style:name="P2" style:family="paragraph" style:parent-style-name="Standard">
      <style:text-properties officeooo:paragraph-rsid="000cb3c1"/>
    </style:style>
    <style:style style:name="P3" style:family="paragraph" style:parent-style-name="Heading">
      <style:text-properties officeooo:paragraph-rsid="000b777e"/>
    </style:style>
    <style:style style:name="P4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777e"/>
    </style:style>
    <style:style style:name="T4" style:family="text">
      <style:text-properties officeooo:rsid="000b777e"/>
    </style:style>
    <style:style style:name="T5" style:family="text">
      <style:text-properties fo:color="#008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Модуль <text:span text:style-name="T4">Widget</text:span></text:h>
      <text:h text:style-name="Heading_20_3" text:outline-level="3">Метод <text:span text:style-name="T4">Widget ()</text:span></text:h>
      <text:p text:style-name="Heading">Тест №<text:span text:style-name="T4">1</text:span></text:p>
      <text:p text:style-name="Standard"><text:span text:style-name="T1">Цель:</text:span><text:span text:style-name="T2"> </text:span><text:span text:style-name="T3">проверить запуск виджета</text:span></text:p>
      <text:p text:style-name="Standard"><text:span text:style-name="T1">Тип:</text:span> <text:span text:style-name="T4">позитивный</text:span></text:p>
      <text:p text:style-name="Standard"><text:span text:style-name="T1">Входные данные:</text:span> <text:span text:style-name="T4">15, 15</text:span></text:p>
      <text:p text:style-name="Standard"><text:span text:style-name="T1">Ожидаемый результат:</text:span> корректный запуск виджета</text:p>
      <text:p text:style-name="Heading">Тест №2</text:p>
      <text:p text:style-name="P1"><text:span text:style-name="T1">Цель:</text:span><text:span text:style-name="T2"> </text:span><text:span text:style-name="T3">проверить изменение значения переменной х</text:span></text:p>
      <text:p text:style-name="P1"><text:span text:style-name="T1">Тип:</text:span> негативный</text:p>
      <text:p text:style-name="P1"><text:span text:style-name="T1">Входные данные:</text:span> <text:span text:style-name="T4">15, 15</text:span></text:p>
      <text:p text:style-name="P1"><text:span text:style-name="T1">Ожидаемый результат:</text:span> переменная х не должна быть равна 0</text:p>
      <text:p text:style-name="Standard"/>
      <text:p text:style-name="P3">Тест №3</text:p>
      <text:p text:style-name="P1"><text:span text:style-name="T1">Цель:</text:span><text:span text:style-name="T2"> </text:span><text:span text:style-name="T3">проверить изменение значения переменной iterations</text:span></text:p>
      <text:p text:style-name="P1"><text:span text:style-name="T1">Тип:</text:span> <text:s/>позитивный</text:p>
      <text:p text:style-name="P1"><text:span text:style-name="T1">Входные данные:</text:span> </text:p>
      <text:p text:style-name="P1"><text:span text:style-name="T1">Ожидаемый результат:</text:span> переменная <text:span text:style-name="T3">iterations</text:span> должна быть равна 0</text:p>
      <text:h text:style-name="Heading_20_3" text:outline-level="3">Метод NewGame</text:h>
      <text:p text:style-name="Heading">Тест №1</text:p>
      <text:p text:style-name="P2"><text:span text:style-name="T1">Цель:</text:span><text:span text:style-name="T2"> </text:span><text:span text:style-name="T3">проверить значение переменной scene</text:span></text:p>
      <text:p text:style-name="P2"><text:span text:style-name="T1">Тип:</text:span> негативный</text:p>
      <text:p text:style-name="P2"><text:span text:style-name="T1">Входные данные:</text:span> </text:p>
      <text:p text:style-name="P2"><text:span text:style-name="T1">Ожидаемый результат:</text:span> переменная <text:span text:style-name="T3">scene</text:span> не должна быть NULL</text:p>
      <text:p text:style-name="Heading">Тест №2</text:p>
      <text:p text:style-name="P2"><text:span text:style-name="T1">Цель:</text:span><text:span text:style-name="T2"> </text:span><text:span text:style-name="T3">проверить значение цвета</text:span></text:p>
      <text:p text:style-name="P2"><text:span text:style-name="T1">Тип:</text:span> позитивный</text:p>
      <text:p text:style-name="P2"><text:span text:style-name="T1">Входные данные:</text:span> <text:span text:style-name="T5">#00FFFF</text:span></text:p>
      <text:p text:style-name="P2"><text:span text:style-name="T1">Ожидаемый результат:</text:span> цвет должен совпасть с тестовым значением</text:p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06-06T15:03:58.891300011</dc:date>
    <meta:editing-cycles>3</meta:editing-cycles>
    <meta:editing-duration>PT14M47S</meta:editing-duration>
    <meta:document-statistic meta:table-count="0" meta:image-count="0" meta:object-count="0" meta:page-count="1" meta:paragraph-count="28" meta:word-count="105" meta:character-count="738" meta:non-whitespace-character-count="658"/>
    <meta:generator>LibreOffice/6.0.4.2$Linux_X86_64 LibreOffice_project/00m0$Build-2</meta:generator>
  </office:meta>
</office:document-meta>
</file>